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ext_20_body">
      <style:text-properties officeooo:rsid="0227d122" officeooo:paragraph-rsid="0227d122"/>
    </style:style>
    <style:style style:name="P535" style:family="paragraph" style:parent-style-name="Text_20_body">
      <style:text-properties officeooo:rsid="0229b89e" officeooo:paragraph-rsid="0229b89e"/>
    </style:style>
    <style:style style:name="P536" style:family="paragraph" style:parent-style-name="Text_20_body">
      <style:text-properties officeooo:rsid="022b909f" officeooo:paragraph-rsid="022b909f"/>
    </style:style>
    <style:style style:name="P537" style:family="paragraph" style:parent-style-name="Text_20_body">
      <style:text-properties officeooo:rsid="022c7975" officeooo:paragraph-rsid="022c7975"/>
    </style:style>
    <style:style style:name="P538" style:family="paragraph" style:parent-style-name="Text_20_body">
      <style:text-properties fo:font-weight="normal" officeooo:rsid="022e4502" officeooo:paragraph-rsid="022e4502" style:font-weight-asian="normal" style:font-weight-complex="normal"/>
    </style:style>
    <style:style style:name="P539" style:family="paragraph" style:parent-style-name="Heading_20_1">
      <style:text-properties officeooo:rsid="022f8824"/>
    </style:style>
    <style:style style:name="P540" style:family="paragraph" style:parent-style-name="Text_20_body">
      <style:text-properties officeooo:rsid="022f8824" officeooo:paragraph-rsid="022f8824"/>
    </style:style>
    <style:style style:name="P541" style:family="paragraph" style:parent-style-name="Text_20_body">
      <style:text-properties officeooo:rsid="0230dbf0" officeooo:paragraph-rsid="0230dbf0"/>
    </style:style>
    <style:style style:name="P542" style:family="paragraph" style:parent-style-name="Text_20_body">
      <style:text-properties officeooo:paragraph-rsid="02311d46"/>
    </style:style>
    <style:style style:name="P543" style:family="paragraph" style:parent-style-name="Text_20_body">
      <style:text-properties officeooo:rsid="02344008" officeooo:paragraph-rsid="02344008"/>
    </style:style>
    <style:style style:name="P544" style:family="paragraph" style:parent-style-name="Text_20_body">
      <style:text-properties officeooo:rsid="023606a7" officeooo:paragraph-rsid="023606a7"/>
    </style:style>
    <style:style style:name="P545" style:family="paragraph" style:parent-style-name="Text_20_body">
      <style:text-properties officeooo:rsid="02367217" officeooo:paragraph-rsid="02367217"/>
    </style:style>
    <style:style style:name="P546" style:family="paragraph" style:parent-style-name="Heading_20_1">
      <style:text-properties officeooo:rsid="02379d34"/>
    </style:style>
    <style:style style:name="P547" style:family="paragraph" style:parent-style-name="Text_20_body">
      <style:text-properties officeooo:rsid="02379d34" officeooo:paragraph-rsid="02379d34"/>
    </style:style>
    <style:style style:name="P548" style:family="paragraph" style:parent-style-name="Text_20_body">
      <style:text-properties officeooo:rsid="023bcf4b" officeooo:paragraph-rsid="023bcf4b"/>
    </style:style>
    <style:style style:name="P549" style:family="paragraph" style:parent-style-name="Text_20_body">
      <style:text-properties officeooo:rsid="023e93df" officeooo:paragraph-rsid="023e93df"/>
    </style:style>
    <style:style style:name="P550" style:family="paragraph" style:parent-style-name="Heading_20_1">
      <style:text-properties officeooo:rsid="02405b2c"/>
    </style:style>
    <style:style style:name="P551" style:family="paragraph" style:parent-style-name="Text_20_body">
      <style:text-properties officeooo:rsid="02405b2c" officeooo:paragraph-rsid="02405b2c"/>
    </style:style>
    <style:style style:name="P552" style:family="paragraph" style:parent-style-name="Text_20_body">
      <style:text-properties officeooo:rsid="0244b280" officeooo:paragraph-rsid="0244b280"/>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11154032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9310339243211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62917446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93102950498850" text:continue-list="list9310339243211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62917446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93104297809985" text:continue-list="list93102950498850"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2">☐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4">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4"><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5">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6">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7"><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8">Time to end for the day, so want a commit… but since it’s not functional, <text:span text:style-name="T33">don’t</text:span> push it to GH yet.</text:p>
      <text:p text:style-name="CommitMessage">ConfigUpdater: starting work on *.model button, but non-functional yet → c267e70</text:p>
      <text:h text:style-name="P539" text:outline-level="1"><text:bookmark-start text:name="__RefHeading___Toc5155_617872066"/>2025-Jun-29<text:tab/>ConfigUpdater: Validation Dialog<text:bookmark-end text:name="__RefHeading___Toc5155_617872066"/></text:h>
      <text:p text:style-name="P540">Just a couple minutes, but let’s get it to a point where it compiles, then single-step through to see how good my logic is so far: yep, everything looks right so far.</text:p>
      <text:p text:style-name="P541">But unfortunately, whether I search forward or backward with the targeted search, it’s not finding anything. <text:s/>I will have to play around with the search to figure out how to make that work correctly ☹… but not time for that right now.</text:p>
      <text:p text:style-name="P542"><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3">I couldn’t get the scintilla-regex capture group working as expected (SCI_GETTAG was returning empty), so instead I just hardcoded the offset to find the quoted attribute, and skipped worrying about the GETTAG.</text:p>
      <text:p text:style-name="P544"><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5">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6" text:outline-level="1"><text:bookmark-start text:name="__RefHeading___Toc5204_3465895098"/>2025-Jun-30<text:tab/>ConfigUpdater: Validation dialog<text:bookmark-end text:name="__RefHeading___Toc5204_3465895098"/></text:h>
      <text:p text:style-name="P547">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8">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49"><text:a xlink:type="simple" xlink:href="https://github.com/pryrt/NppPlugin-ConfigUpdater/pull/18" text:style-name="Internet_20_link" text:visited-style-name="Visited_20_Internet_20_Link">Ping Eko in the PR</text:a>: I will wait until he responds (or a day or two) before merging that.</text:p>
      <text:h text:style-name="P550" text:outline-level="1"><text:bookmark-start text:name="__RefHeading___Toc5254_2950068849"/>2025-Jul-01<text:tab/>ConfigUpdater: Download Models<text:bookmark-end text:name="__RefHeading___Toc5254_2950068849"/></text:h>
      <text:p text:style-name="P551">I’ll want a simple dialog: a label saying what URL is being downloaded, and a progress bar. <text:s/>I will be able to grab my download-to-file from CollectionInterface.</text:p>
      <text:p text:style-name="P551"><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2">Playing around after commit, found that the scroll width wasn’t resetting, so fixed that logic</text:p>
      <text:p text:style-name="CommitMessage">ConfigUpdater: ModelDownload = fix scroll width logic → de51a80</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8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01T09:31:02.152148300</dc:date>
    <meta:editing-duration>P12DT22H48M58S</meta:editing-duration>
    <meta:editing-cycles>570</meta:editing-cycles>
    <meta:generator>LibreOffice/25.2.4.3$Windows_X86_64 LibreOffice_project/33e196637044ead23f5c3226cde09b47731f7e27</meta:generator>
    <meta:document-statistic meta:table-count="4" meta:image-count="7" meta:object-count="0" meta:page-count="85" meta:paragraph-count="1187" meta:word-count="29565" meta:character-count="183030" meta:non-whitespace-character-count="15293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